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55pt"/>
    </style:style>
    <style:style style:name="co2" style:family="table-column">
      <style:table-column-properties fo:break-before="auto" style:column-width="148.85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64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43.85pt"/>
    </style:style>
    <style:style style:name="co8" style:family="table-column">
      <style:table-column-properties fo:break-before="auto" style:column-width="121.44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115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130.05pt"/>
    </style:style>
    <style:style style:name="co18" style:family="table-column">
      <style:table-column-properties fo:break-before="auto" style:column-width="21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84"/>
  </office:automatic-styles>
  <office:body>
    <office:spreadsheet>
      <table:calculation-settings table:automatic-find-labels="false"/>
      <table:table table:name="Pain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lavor Text</text:p>
          </table:table-cell>
          <table:table-cell table:style-name="ce1" office:value-type="string" calcext:value-type="string">
            <text:p>Happy Trees?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ave fun with it.</text:p>
          </table:table-cell>
          <table:table-cell office:value-type="string" calcext:value-type="string">
            <text:p>Cad yellow, Van Dyke brown</text:p>
          </table:table-cell>
          <table:table-cell office:value-type="string" calcext:value-type="string">
            <text:p>How to paint. That's easy.</text:p>
          </table:table-cell>
          <table:table-cell office:value-type="string" calcext:value-type="string">
            <text:p>What to paint. That's much harder.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 your feelings into it.</text:p>
          </table:table-cell>
          <table:table-cell office:value-type="string" calcext:value-type="string">
            <text:p>Titanium white, Prussian blue</text:p>
          </table:table-cell>
          <table:table-cell office:value-type="string" calcext:value-type="string">
            <text:p>Trees live in your fan brush, but you have to scare them out.</text:p>
          </table:table-cell>
          <table:table-cell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rst step to doing anything.</text:p>
          </table:table-cell>
          <table:table-cell office:value-type="string" calcext:value-type="string">
            <text:p>Van Dyke brown</text:p>
          </table:table-cell>
          <table:table-cell office:value-type="string" calcext:value-type="string">
            <text:p>Believe you can do it. See it finished in your mind before you ever start.</text:p>
          </table:table-cell>
          <table:table-cell office:value-type="string" calcext:value-type="string">
            <text:p>We can always carry this a step further.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Sap 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ou can create the world you want to see and be a part of. You have that power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ry day I learn.</text:p>
          </table:table-cell>
          <table:table-cell office:value-type="string" calcext:value-type="string">
            <text:p>Cad yellow, Titanium White</text:p>
          </table:table-cell>
          <table:table-cell office:value-type="string" calcext:value-type="string">
            <text:p>It's cold, but it's beautiful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 an almighty mountain.</text:p>
          </table:table-cell>
          <table:table-cell office:value-type="string" calcext:value-type="string">
            <text:p>Permanent red</text:p>
          </table:table-cell>
          <table:table-cell table:number-columns-repeated="2"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at's crazy.</text:p>
          </table:table-cell>
          <table:table-cell office:value-type="string" calcext:value-type="string">
            <text:p>Prussian blue</text:p>
          </table:table-cell>
          <table:table-cell office:value-type="string" calcext:value-type="string">
            <text:p>There are no limits in this world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isod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/>
          <table:table-cell table:style-name="ce1"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Walk In The Woods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 McKinley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ony Sunset</text:p>
          </table:table-cell>
          <table:table-cell office:value-type="date" office:date-value="1983-01-18" calcext:value-type="date">
            <text:p>1983-01-1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ter Mist</text:p>
          </table:table-cell>
          <table:table-cell office:value-type="date" office:date-value="1983-01-25" calcext:value-type="date">
            <text:p>1983-01-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et Stream</text:p>
          </table:table-cell>
          <table:table-cell office:value-type="date" office:date-value="1983-02-01" calcext:value-type="date">
            <text:p>1983-02-0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ter Moon</text:p>
          </table:table-cell>
          <table:table-cell office:value-type="date" office:date-value="1983-02-08" calcext:value-type="date">
            <text:p>1983-02-0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umn Mountain</text:p>
          </table:table-cell>
          <table:table-cell office:value-type="date" office:date-value="1983-02-15" calcext:value-type="date">
            <text:p>1983-02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</table:table>
      <table:table table:name="Palette" table:style-name="ta1">
        <table:table-column table:style-name="co17" table:default-cell-style-name="Default"/>
        <table:table-column table:style-name="co18" table:default-cell-style-name="Default"/>
        <table:table-column table:style-name="co4" table:number-columns-repeated="102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raits</text:p>
          </table:table-cell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Copies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Palette #1</text:p>
          </table:table-cell>
          <table:table-cell office:value-type="string" calcext:value-type="string">
            <text:p>Cad yellow, Van Dyke brown, Carbon bla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2</text:p>
          </table:table-cell>
          <table:table-cell office:value-type="string" calcext:value-type="string">
            <text:p>Titanium white, Prussian blue, Copper resina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3</text:p>
          </table:table-cell>
          <table:table-cell office:value-type="string" calcext:value-type="string">
            <text:p>Van Dyke brown, Alizarin crims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4</text:p>
          </table:table-cell>
          <table:table-cell office:value-type="string" calcext:value-type="string">
            <text:p>Sap green, Cobalt yellow, Indian yellow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5</text:p>
          </table:table-cell>
          <table:table-cell office:value-type="string" calcext:value-type="string">
            <text:p>Cad yellow, Titanium Whi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6</text:p>
          </table:table-cell>
          <table:table-cell office:value-type="string" calcext:value-type="string">
            <text:p>Permanent red, Umber, Verdegr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ette #7</text:p>
          </table:table-cell>
          <table:table-cell office:value-type="string" calcext:value-type="string">
            <text:p>Prussian blue, Zinc whi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table table:name="ProxyPrinter Setting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ProcessPatterns</text:p>
          </table:table-cell>
          <table:table-cell table:style-name="ce1" office:value-type="string" calcext:value-type="string">
            <text:p>ProcessReplacements</text:p>
          </table:table-cell>
          <table:table-cell table:style-name="ce1" office:value-type="string" calcext:value-type="string">
            <text:p>RichFields</text:p>
          </table:table-cell>
          <table:table-cell table:style-name="ce1" office:value-type="string" calcext:value-type="string">
            <text:p>TextSizeField</text:p>
          </table:table-cell>
          <table:table-cell table:style-name="ce1" office:value-type="string" calcext:value-type="string">
            <text:p>TextSizeMediumIfOver</text:p>
          </table:table-cell>
          <table:table-cell table:style-name="ce1" office:value-type="string" calcext:value-type="string">
            <text:p>TextSizeSmallIfOve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ome Reginelli</text:p>
          </table:table-cell>
          <table:table-cell office:value-type="string" calcext:value-type="string">
            <text:p>([Ww]e|[Yy]ou|I)(\W)</text:p>
          </table:table-cell>
          <table:table-cell office:value-type="string" calcext:value-type="string">
            <text:p>&lt;span style='border: 1px dashed gray;'&gt;\1&lt;/span&gt;\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ppy Trees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lavor Text</text:p>
          </table:table-cell>
          <table:table-cell office:value-type="string" calcext:value-type="string">
            <text:p>Trai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Painting.A1:Painting.E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21:32:47.021904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0:04:48.230237280</meta:creation-date>
    <dc:date>2017-08-09T21:33:14.350363351</dc:date>
    <meta:editing-duration>PT8H23M45S</meta:editing-duration>
    <meta:editing-cycles>40</meta:editing-cycles>
    <meta:generator>LibreOffice/5.2.7.2$Linux_X86_64 LibreOffice_project/20m0$Build-2</meta:generator>
    <meta:print-date>2016-03-04T18:21:28.089540573</meta:print-date>
    <meta:document-statistic meta:table-count="4" meta:cell-count="130" meta:object-count="0"/>
  </office:meta>
</office:document-meta>
</file>